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339in"/>
    </style:style>
    <style:style style:name="co3" style:family="table-column">
      <style:table-column-properties fo:break-before="auto" style:column-width="2.4252in"/>
    </style:style>
    <style:style style:name="co4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1.7256in"/>
    </style:style>
    <style:style style:name="co8" style:family="table-column">
      <style:table-column-properties fo:break-before="auto" style:column-width="1.8244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/>
      <style:text-properties fo:color="#ffffff" style:text-outline="false" style:text-line-through-style="none" style:font-name="Arial1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style:font-name="Arial"/>
    </style:style>
    <style:style style:name="ce3" style:family="table-cell" style:parent-style-name="Default">
      <style:table-cell-properties fo:background-color="#999999"/>
      <style:text-properties fo:color="#ffffff" style:font-name="Arial1" fo:font-size="12pt" fo:font-weight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ubscrib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Code </text:p>
          </table:table-cell>
          <table:table-cell table:style-name="ce3" office:value-type="string">
            <text:p>Labels</text:p>
          </table:table-cell>
          <table:table-cell table:style-name="ce3" office:value-type="string">
            <text:p>Types</text:p>
          </table:table-cell>
          <table:table-cell table:style-name="ce3"/>
          <table:table-cell table:style-name="ce1"/>
          <table:table-cell table:style-name="ce3" table:number-columns-repeated="1019"/>
        </table:table-row>
        <table:table-row table:style-name="ro2">
          <table:table-cell office:value-type="string">
            <text:p>regNum</text:p>
          </table:table-cell>
          <table:table-cell office:value-type="string">
            <text:p>registration number of subscriber</text:p>
          </table:table-cell>
          <table:table-cell office:value-type="string">
            <text:p>integer</text:p>
          </table:table-cell>
          <table:table-cell table:number-columns-repeated="1021"/>
        </table:table-row>
        <table:table-row table:style-name="ro2">
          <table:table-cell office:value-type="string">
            <text:p>fName</text:p>
          </table:table-cell>
          <table:table-cell office:value-type="string">
            <text:p>first name</text:p>
          </table:table-cell>
          <table:table-cell office:value-type="string">
            <text:p>Varchar(20) </text:p>
          </table:table-cell>
          <table:table-cell table:number-columns-repeated="1021"/>
        </table:table-row>
        <table:table-row table:style-name="ro2">
          <table:table-cell office:value-type="string">
            <text:p>lName</text:p>
          </table:table-cell>
          <table:table-cell office:value-type="string">
            <text:p>last name</text:p>
          </table:table-cell>
          <table:table-cell office:value-type="string">
            <text:p>Varchar(20) </text:p>
          </table:table-cell>
          <table:table-cell table:number-columns-repeated="1021"/>
        </table:table-row>
        <table:table-row table:style-name="ro2">
          <table:table-cell table:number-columns-repeated="2" office:value-type="string">
            <text:p>address</text:p>
          </table:table-cell>
          <table:table-cell office:value-type="string">
            <text:p>Varchar(100) </text:p>
          </table:table-cell>
          <table:table-cell table:number-columns-repeated="1021"/>
        </table:table-row>
        <table:table-row table:style-name="ro3">
          <table:table-cell office:value-type="string">
            <text:p>phoneNum</text:p>
          </table:table-cell>
          <table:table-cell table:style-name="ce4" office:value-type="string">
            <text:p>phone number</text:p>
          </table:table-cell>
          <table:table-cell office:value-type="string">
            <text:p>integer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2" office:value-type="string">
            <text:p>regDate</text:p>
          </table:table-cell>
          <table:table-cell table:style-name="ce5" office:value-type="string">
            <text:p>registration date</text:p>
          </table:table-cell>
          <table:table-cell table:style-name="ce2" office:value-type="string">
            <text:p>date</text:p>
          </table:table-cell>
          <table:table-cell table:style-name="ce5"/>
          <table:table-cell table:style-name="ce2" table:number-columns-repeated="1020"/>
        </table:table-row>
        <table:table-row table:style-name="ro4">
          <table:table-cell table:style-name="ce2"/>
          <table:table-cell table:style-name="ce5"/>
          <table:table-cell table:style-name="ce6"/>
          <table:table-cell/>
          <table:table-cell table:style-name="ce2" table:number-columns-repeated="1020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</table:table>
      <table:table table:name="book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5">
          <table:table-cell table:style-name="ce1" office:value-type="string">
            <text:p>Code </text:p>
          </table:table-cell>
          <table:table-cell table:style-name="ce3" office:value-type="string">
            <text:p>Labels</text:p>
          </table:table-cell>
          <table:table-cell table:style-name="ce3" office:value-type="string">
            <text:p>Types</text:p>
          </table:table-cell>
          <table:table-cell table:number-columns-repeated="2"/>
        </table:table-row>
        <table:table-row table:style-name="ro2">
          <table:table-cell office:value-type="string">
            <text:p>num_book</text:p>
          </table:table-cell>
          <table:table-cell office:value-type="string">
            <text:p>the book number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2">
          <table:table-cell office:value-type="string">
            <text:p>title</text:p>
          </table:table-cell>
          <table:table-cell office:value-type="string">
            <text:p>the book's title</text:p>
          </table:table-cell>
          <table:table-cell office:value-type="string">
            <text:p>Varchar(50) </text:p>
          </table:table-cell>
          <table:table-cell table:number-columns-repeated="2"/>
        </table:table-row>
        <table:table-row table:style-name="ro2">
          <table:table-cell office:value-type="string">
            <text:p>author</text:p>
          </table:table-cell>
          <table:table-cell office:value-type="string">
            <text:p>the author</text:p>
          </table:table-cell>
          <table:table-cell office:value-type="string">
            <text:p>Varchar(50) </text:p>
          </table:table-cell>
          <table:table-cell table:number-columns-repeated="2"/>
        </table:table-row>
        <table:table-row table:style-name="ro2">
          <table:table-cell office:value-type="string">
            <text:p>status</text:p>
          </table:table-cell>
          <table:table-cell office:value-type="string">
            <text:p>Book status</text:p>
          </table:table-cell>
          <table:table-cell office:value-type="string">
            <text:p>boolean</text:p>
          </table:table-cell>
          <table:table-cell table:style-name="ce9" office:value-type="string">
            <text:p>available or not</text:p>
          </table:table-cell>
          <table:table-cell/>
        </table:table-row>
        <table:table-row table:style-name="ro3">
          <table:table-cell office:value-type="string">
            <text:p>theme</text:p>
          </table:table-cell>
          <table:table-cell table:style-name="ce4" office:value-type="string">
            <text:p>book theme</text:p>
          </table:table-cell>
          <table:table-cell office:value-type="string">
            <text:p>Varchar(50) </text:p>
          </table:table-cell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scrap</text:p>
          </table:table-cell>
          <table:table-cell table:style-name="ce5" office:value-type="string">
            <text:p>scrap date</text:p>
          </table:table-cell>
          <table:table-cell table:style-name="ce2" office:value-type="string">
            <text:p>date</text:p>
          </table:table-cell>
          <table:table-cell table:style-name="ce5"/>
          <table:table-cell table:style-name="ce2"/>
        </table:table-row>
        <table:table-row table:style-name="ro2">
          <table:table-cell table:style-name="ce2"/>
          <table:table-cell table:style-name="ce5"/>
          <table:table-cell table:style-name="ce6"/>
          <table:table-cell table:number-columns-repeated="2"/>
        </table:table-row>
      </table:table>
      <table:table table:name="borrow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5">
          <table:table-cell table:style-name="ce1" office:value-type="string">
            <text:p>Code </text:p>
          </table:table-cell>
          <table:table-cell table:style-name="ce3" office:value-type="string">
            <text:p>Labels</text:p>
          </table:table-cell>
          <table:table-cell table:style-name="ce3" office:value-type="string">
            <text:p>Types</text:p>
          </table:table-cell>
          <table:table-cell table:number-columns-repeated="2"/>
          <table:table-cell table:style-name="ce8" table:number-columns-repeated="1019"/>
        </table:table-row>
        <table:table-row table:style-name="ro2">
          <table:table-cell office:value-type="string">
            <text:p>brw_date</text:p>
          </table:table-cell>
          <table:table-cell office:value-type="string">
            <text:p>the date of borrowing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>
            <text:p>ret_date</text:p>
          </table:table-cell>
          <table:table-cell office:value-type="string">
            <text:p>the return date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>
            <text:p>flw_date</text:p>
          </table:table-cell>
          <table:table-cell office:value-type="string">
            <text:p>the date of following up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/>
          <table:table-cell table:style-name="ce5"/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5"/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6"/>
          <table:table-cell table:number-columns-repeated="1021"/>
        </table:table-row>
      </table:table>
      <table:table table:name="editors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5">
          <table:table-cell table:style-name="ce1" office:value-type="string">
            <text:p>Code </text:p>
          </table:table-cell>
          <table:table-cell table:style-name="ce3" office:value-type="string">
            <text:p>Labels</text:p>
          </table:table-cell>
          <table:table-cell table:style-name="ce3" office:value-type="string">
            <text:p>Types</text:p>
          </table:table-cell>
        </table:table-row>
        <table:table-row table:style-name="ro2">
          <table:table-cell table:number-columns-repeated="2" office:value-type="string">
            <text:p>id</text:p>
          </table:table-cell>
          <table:table-cell office:value-type="string">
            <text:p>integer</text:p>
          </table:table-cell>
        </table:table-row>
        <table:table-row table:style-name="ro2">
          <table:table-cell office:value-type="string">
            <text:p>editor_name</text:p>
          </table:table-cell>
          <table:table-cell office:value-type="string">
            <text:p>editor name</text:p>
          </table:table-cell>
          <table:table-cell office:value-type="string">
            <text:p>Varchar(10) </text:p>
          </table:table-cell>
        </table:table-row>
        <table:table-row table:style-name="ro2">
          <table:table-cell office:value-type="string">
            <text:p>edit_date</text:p>
          </table:table-cell>
          <table:table-cell office:value-type="string">
            <text:p><text:s/>date of edit</text:p>
          </table:table-cell>
          <table:table-cell office:value-type="string">
            <text:p>da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04/08/2021</text:date>, <text:time>10:2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36M36S</meta:editing-duration>
    <meta:editing-cycles>7</meta:editing-cycles>
    <meta:generator>OpenOffice.org/3.2$Win32 OpenOffice.org_project/320m18$Build-9502</meta:generator>
    <dc:date>2021-04-08T10:28:23.86</dc:date>
    <meta:document-statistic meta:table-count="4" meta:cell-count="67" meta:object-count="0"/>
    <meta:user-defined meta:name="Info 1"/>
    <meta:user-defined meta:name="Info 2"/>
    <meta:user-defined meta:name="Info 3"/>
    <meta:user-defined meta:name="Info 4"/>
  </office:meta>
</office:document-meta>
</file>